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426.36pt"/>
    </style:style>
    <style:style style:name="co4" style:family="table-column">
      <style:table-column-properties fo:break-before="auto" style:column-width="363.8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176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profiler_log_202301291249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me_frame</text:p>
          </table:table-cell>
          <table:table-cell table:style-name="Default" office:value-type="string" calcext:value-type="string">
            <text:p>train_configure</text:p>
          </table:table-cell>
          <table:table-cell table:style-name="Default" office:value-type="string" calcext:value-type="string">
            <text:p>infer_configu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5235935.59176" calcext:value-type="float">
            <text:p>1675235935.59176</text:p>
          </table:table-cell>
          <table:table-cell table:style-name="Default" office:value-type="string" calcext:value-type="string">
            <text:p>{'arch': 'vgg16', 'workers': 1, 'epochs': 5, 'batch_size': 64, 'image_size': 224, 'device': 'cuda'}</text:p>
          </table:table-cell>
          <table:table-cell table:style-name="Default" office:value-type="string" calcext:value-type="string">
            <text:p>{'arch': 'yolo_v5s', 'workers': 1, 'batch_size': 1, 'image_size': 224, 'device': 'cuda'}</text:p>
          </table:table-cell>
          <table:table-cell office:value-type="string" calcext:value-type="string">
            <text:p>Sucess</text:p>
          </table:table-cell>
          <table:table-cell office:value-type="string" calcext:value-type="string">
            <text:p>{'duration_sec': 221276.63215065002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5457659.64766" calcext:value-type="float">
            <text:p>1675457659.64766</text:p>
          </table:table-cell>
          <table:table-cell table:style-name="Default" office:value-type="string" calcext:value-type="string">
            <text:p>{'arch': 'resnet152', 'workers': 1, 'epochs': 5, 'batch_size': 32, 'image_size': 224, 'device': 'cuda'}</text:p>
          </table:table-cell>
          <table:table-cell table:style-name="Default" office:value-type="string" calcext:value-type="string">
            <text:p>{'arch': 'yolo_v5s', 'workers': 1, 'batch_size': 1, 'image_size': 224, 'device': 'cuda'}</text:p>
          </table:table-cell>
          <table:table-cell office:value-type="string" calcext:value-type="string">
            <text:p>Sucess</text:p>
          </table:table-cell>
          <table:table-cell office:value-type="string" calcext:value-type="string">
            <text:p>{'duration_sec': 221658.72838187218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5697736.23564" calcext:value-type="float">
            <text:p>1675697736.23564</text:p>
          </table:table-cell>
          <table:table-cell table:style-name="Default" office:value-type="string" calcext:value-type="string">
            <text:p>{'arch': 'vgg16', 'workers': 1, 'epochs': 5, 'batch_size': 64, 'image_size': 224, 'device': 'cuda'}</text:p>
          </table:table-cell>
          <table:table-cell table:style-name="Default" office:value-type="string" calcext:value-type="string">
            <text:p>{'arch': 'None', 'workers': 1, 'batch_size': 1, 'image_size': 224, 'device': 'cuda'}</text:p>
          </table:table-cell>
          <table:table-cell office:value-type="string" calcext:value-type="string">
            <text:p>Sucess</text:p>
          </table:table-cell>
          <table:table-cell office:value-type="string" calcext:value-type="string">
            <text:p>{'duration_sec': 240009.77982711792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5938030.09318" calcext:value-type="float">
            <text:p>1675938030.09318</text:p>
          </table:table-cell>
          <table:table-cell table:style-name="Default" office:value-type="string" calcext:value-type="string">
            <text:p>{'arch': 'resnet152', 'workers': 1, 'epochs': 5, 'batch_size': 32, 'image_size': 224, 'device': 'cuda'}</text:p>
          </table:table-cell>
          <table:table-cell table:style-name="Default" office:value-type="string" calcext:value-type="string">
            <text:p>{'arch': 'None', 'workers': 1, 'batch_size': 1, 'image_size': 224, 'device': 'cuda'}</text:p>
          </table:table-cell>
          <table:table-cell office:value-type="string" calcext:value-type="string">
            <text:p>Sucess</text:p>
          </table:table-cell>
          <table:table-cell office:value-type="string" calcext:value-type="string">
            <text:p>{'duration_sec': 240227.3401927948}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vgg16+yolo</text:p>
          </table:table-cell>
          <table:table-cell office:value-type="string" calcext:value-type="string">
            <text:p>epoch1</text:p>
          </table:table-cell>
          <table:table-cell office:value-type="float" office:value="59417.9431148031" calcext:value-type="float">
            <text:p>59417.94311480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2</text:p>
          </table:table-cell>
          <table:table-cell office:value-type="float" office:value="47040.5164118174" calcext:value-type="float">
            <text:p>47040.5164118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3</text:p>
          </table:table-cell>
          <table:table-cell office:value-type="float" office:value="41477.3627697253" calcext:value-type="float">
            <text:p>41477.3627697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4</text:p>
          </table:table-cell>
          <table:table-cell office:value-type="float" office:value="37602.8269092357" calcext:value-type="float">
            <text:p>37602.8269092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5</text:p>
          </table:table-cell>
          <table:table-cell office:value-type="float" office:value="35737.9507944185" calcext:value-type="float">
            <text:p>35737.9507944185</text:p>
          </table:table-cell>
          <table:table-cell table:formula="of:=AVERAGE([.D10:.D14])" office:value-type="float" office:value="44255.32" calcext:value-type="float">
            <text:p>44255.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gg16+None</text:p>
          </table:table-cell>
          <table:table-cell office:value-type="string" calcext:value-type="string">
            <text:p>epoch1</text:p>
          </table:table-cell>
          <table:table-cell office:value-type="float" office:value="58849.6357911222" calcext:value-type="float">
            <text:p>58849.63579112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2</text:p>
          </table:table-cell>
          <table:table-cell office:value-type="float" office:value="51851.9779748649" calcext:value-type="float">
            <text:p>51851.97797486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3</text:p>
          </table:table-cell>
          <table:table-cell office:value-type="float" office:value="46480.4425463855" calcext:value-type="float">
            <text:p>46480.4425463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4</text:p>
          </table:table-cell>
          <table:table-cell office:value-type="float" office:value="42144.5604747122" calcext:value-type="float">
            <text:p>42144.5604747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5</text:p>
          </table:table-cell>
          <table:table-cell office:value-type="float" office:value="40682.3832129152" calcext:value-type="float">
            <text:p>40682.3832129152</text:p>
          </table:table-cell>
          <table:table-cell table:formula="of:=AVERAGE([.D16:.D20])" office:value-type="float" office:value="48001.8" calcext:value-type="float">
            <text:p>48001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9T18:16:27.990809022</dc:date>
    <meta:editing-duration>PT2H27M2S</meta:editing-duration>
    <meta:editing-cycles>1</meta:editing-cycles>
    <meta:document-statistic meta:table-count="1" meta:cell-count="53" meta:object-count="0"/>
    <meta:generator>LibreOffice/6.0.7.3$Linux_X86_64 LibreOffice_project/00m0$Build-3</meta:generator>
  </office:meta>
</office:document-meta>
</file>